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7" text:outline-level="1">сишные трюки<text:line-break/>(<text:span text:style-name="T1">1A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3"/>
      <text:p text:style-name="P5"><text:span text:style-name="T3">си</text:span><text:span text:style-name="T2"> – </text:span><text:span text:style-name="T3">самый низкоуровневый из всех высокоуровневых языков, идеологически близкий к ассемблеру. настолько близкий, что способный позаимствовать многие чисто ассемблерные фичи, существенно упрощающие решение многих задач и реализуемые без использования ассемблерных вставок, то есть средствами самого языка.</text:span></text:p>
      <text:h text:style-name="Heading_20_2" text:outline-level="2"><text:span text:style-name="T1">#1 –</text:span> реверс строки в адресном континууме</text:h>
      <text:p text:style-name="P4">Перевернуть строку, не используя дополнительной памяти, — довольно распространенное задание для юниоров, нацеленное на знание указателей и умение работать с ними. Когда же такое задание дают матерым программистам, над "экзаменатором" не грех и постебаться, воскликнув: "а зачем ее разворачивать? она же ведь _уже_ развернута!" после чего пояснить: "в мире все относительно: где конец того начала, что есть начало конца?!" <text:span text:style-name="T1">x86 </text:span>процессоры (как и многие другие) поддерживают флаг направления: просто взводим его, перемещаем указатель на конец строки и движемся в обратном направлении. Некоторые проблемы создает отсутствие завершающего нуля на конце (точнее в начале) строки, но что мешает нам запомнить ее длину? Идея в том, что в адресном пространстве нет понятия "верха" и "низа". До сих пор не утихают споры: куда растет стек и адреса памяти. А потому, всякая последовательность байт _одновременно_ существует в двух состояниях — прямом и развернутом.</text:p>
      <text:p text:style-name="P4">Увы, при всей красоте этой концепции библиотечным функциям ее не объяснишь. В частности, <text:span text:style-name="T1">fopen, printf, MessageBox </text:span>и еще куча остальных всегда движутся от младших адресов к старшим и без полноценного реверса тут никак не обойтись, однако, в своих собственных функциях мы можем воспользоваться этим "подарком" относительности, передавая им в качестве аргумента флаг в каком направлении следует двигаться — увеличивать указатель или уменьшать его?</text:p>
      <text:p text:style-name="P4">Кто-то может презрительно хмыкнуть: флаг направления и в чистом ассемблере редко используется, а уж на языках высокого уровня ему и вовсе не место, ну разве, что в академических задачках, не имеющих никакого практического применения, однако, это не так. Достаточно часто массив элементов, отсортированный по возрастанию, требуется превратить в массив, отсортированный по убыванию и реверс элементов с перемещением их по памяти<text:span text:style-name="T1"> – </text:span>не самая быстрая операция, особенно если этих элементов у нас много, а переупорядочивать их приходится достаточно часто. Флаг направления в этом случае экономит кучу процессорных тактов, ценой незначительного усложнения алгоритма.</text:p>
      <text:p text:style-name="P4">Единственный недостаток предложенного способа — падение производительности при движении взад, т. е. от старших адресов к младших. Так уж повелось, что вся подсистема памяти от кэш<text:span text:style-name="T1">-</text:span>контроллера первого уровня до <text:span text:style-name="T1">DRAM-</text:span>модулей ориентирована на чтение вперед, иначе начинает тормозить, облагая нас "штрафными" тактами. А потому, многократное чтение массива в обратном направлении (особенно большого массива) не есть <text:span text:style-name="T1">Zen-way </text:span>и лучше один раз затратить время на однократный "честный" реверс, а потом читать вперед сколько влезет. С другой стороны, реверс + однократное чтение массива в прямом направлении, _намного_ медленнее однократного чтения того же массива в обратном направлении.</text:p>
      <text:h text:style-name="Heading_20_2" text:outline-level="2"><text:span text:style-name="T1">#2 – </text:span>принудительная проверка успешности операции</text:h>
      <text:p text:style-name="P4">Ассеблерщикам хорошо! В их распоряжении есть флаги процессора, сплошь и рядом используемые для индикации ошибок выполнения функций (обычно, за это отвечает флаг переноса, реже — флаг нуля). А вот на Си… если функция возвращает <text:span text:style-name="T1">int (</text:span>а возвращает она его предательски часто), то в качестве индикатора успешности выполнения операции приходиится использовать значение, не входящее в диапазон "валидных" ответов. Применительно к <text:span text:style-name="T1">malloc</text:span>, — это ноль (нулевой указатель не может быть валидным, во всяком случае в Си), если же ноль входит в область допустимых значений, приходится возвращать <text:span text:style-name="T1">-1</text:span> или выкручиваться как-то еще.</text:p>
      <text:p text:style-name="P4"><text:soft-page-break/>Как следствие, мы имеем полный разброд без всяких признаков стандартизации. Попробуй удержи в голове все эти подробности! Неудивительно, что многие программисты "забывают" о проверке, передавая возвращенные (некорректные) значения другой функции, в результате чего программа падает (в лучшем случае!), а в худшем<text:span text:style-name="T1"> – </text:span>ведет себя некорректно, но даже если и падает, то совсем не в месте ошибки, а довольно далеко от него. Положение осложняется тем, что многие проекты пишутся кучей людей, среди которых попадаются откровенные "вредители", не выполняющие никаких проверок вообще, а "аукается" это в чужих модулях, высаживая коллег на измену.</text:p>
      <text:p text:style-name="P4">Как _гарантированно_ заставить "пионеров" выполнять проверки или хотя бы добиться того, чтобы программа стабильно грохалась именно в том месте, где возникает ошибка?! Да очень просто — достаточно вместо значения возвращать _указатель_ на память, где это значение лежит или ноль (при ошибке). Обращение к нулевому указателю приводит к немедленному выбросу исключения, за которое "пионеру" легко надавать по ушам.</text:p>
      <text:p text:style-name="P4">Конечно, при этом возникает "лишняя" операция обращения к памяти, но это не проблема, поскольку, в общем зачете накладные расходы стремятся к нулю. Даже если функция целиком состоит из одного <text:span text:style-name="T1">return </text:span>и принимает параметры через регистры по <text:span text:style-name="T1">fastcall-</text:span>соглашению, она все равно заталкивает адрес возврата на стек, обращаясь к памяти… 50% "оверхид" на пустой функции — не такой уж плохой результат. Настоящая проблема в том, что найти место для размещения возвращаемых данных не так-то просто! Если выделять блок при помощи <text:span text:style-name="T1">malloc</text:span>, то это, во-первых, _слишком_ медленно, а во-вторых, если "пионер" забудет освободить возращенный указатель (а он забудет), память потечет рекой.</text:p>
      <text:p text:style-name="P4">А что если возвращать указатель на статическую переменную? Это снимает проблемы с освобождением памяти, но функция становится нереентерабельной. В некоторых случаях это обходится использованием локальной памяти потока, но локальная память потока бессильна против рекурсивных вызовов функции, однако, рекурсия встречается не так уж и часто, поэтому, данный способ имеет право на существование.</text:p>
      <text:p text:style-name="P4">Точно так же, если функция возвращает данные по указателю, мы можем "навязать" проверку успешности выполнения операции путем возвращения указателя на указатель, возвращая в случае ошибки ноль.</text:p>
      <text:h text:style-name="Heading_20_2" text:outline-level="2"><text:span text:style-name="T1">#3 – </text:span>имитация <text:span text:style-name="T1">INT</text:span></text:h>
      <text:p text:style-name="P4">Во времена <text:span text:style-name="T1">MS-DOS </text:span>большинство системных функций вызывалось путем генерации программного прерывания командой <text:span text:style-name="T1">INT 21h</text:span>, а <text:span text:style-name="T1">UNIX </text:span>системы используют этот путь и сегодня (только вместо вектора 21<text:span text:style-name="T1">h </text:span>у них 80<text:span text:style-name="T1">h). </text:span>Достоинство такого подхода в том, что код, вызывающий <text:span text:style-name="T1">INT</text:span>, не имеет ни малейшего представления о том, по какому адресу находится системный обработчик, более того, этот адрес может динамически меняться (например, в <text:span text:style-name="T1">MS-DOS </text:span>появился новый резидентный вирус, хе-хе).</text:p>
      <text:p text:style-name="P4"><text:span text:style-name="T1">Windows NT </text:span>вплоть до <text:span text:style-name="T1">XP </text:span>так же использовала <text:span text:style-name="T1">INT</text:span> в качестве "моста" между <text:span text:style-name="T1">user-land </text:span>и <text:span text:style-name="T1">kernel-land</text:span>, позволяя прикладному коду делать системные вызовы, но, начиная с <text:span text:style-name="T1">XP</text:span>,<text:span text:style-name="T1"> </text:span>медленная команда <text:span text:style-name="T1">INT </text:span>сменилась более быстрой <text:span text:style-name="T1">SYSENTER/SYSCALL (Intel/AMD </text:span>соответственно), однако, на прикладном уровне основным средством межмодульных вызовов стал экспорт/импорт эффективных адресов. Именно так и работают динамические библиотеки.</text:p>
      <text:p text:style-name="P4">Экспорт/импорт прекрасно работает в рамках одной программы, но когда мы пытаемся прикрутить к ней поддержку <text:span text:style-name="T1">plug-in'</text:span>ов, возникает куча проблем. Фактически основная программа с точки зрения <text:span text:style-name="T1">plag-in'</text:span>а превращается в операционную систему и необходимо как-то передать адреса всех функций, чтобы <text:span text:style-name="T1">plug-in </text:span>их мог вызывать. Обычно для этого используется готовый механизм и <text:span text:style-name="T1">plug-in'</text:span>ы реализуется как динамические библиотеки, что накладывает на разработчика программы множество ограничений, призванных обеспечить обратную совместимость. Но это еще что! Отсутствует возможность (легальная) написания <text:span text:style-name="T1">plug-in'</text:span>ов-фильтров, встраивающихся между уже загруженным <text:span text:style-name="T1">plug-in'</text:span>ом и основной программой.</text:p>
      <text:p text:style-name="P4">Вот тут бы как нельзя кстати оказался <text:span text:style-name="T1">INT</text:span>, но, во-первых, это системно-зависимо и абсолютно непереносимо, а, во-вторых, вызывать <text:span text:style-name="T1">INT </text:span>с прикладного уровня для передачи управления на прикладной уровень — негуманно. Вот намного более элегантный способ: основная программа устанавливает обработчик исключений, а <text:span text:style-name="T1">plug-in </text:span>для вызова функций программы производит запись определенной структуры данных по нулевому указателю, что ведет к генерации исключения, перехватываемого (и обрабатываемого) основной программой.</text:p>
      <text:p text:style-name="P4">Программа может динамически переназначать обработчики исключения в зависимости от текущего режима работы (например, запуске встроенного редактора), тоже самое могут делать и <text:span text:style-name="T1">plug-in'</text:span>ы. Устанавливая свой обработчик исключения, перекрывающий предыдущий, <text:soft-page-break/>они перехватывают общение основной программы со всей цепочкой <text:span text:style-name="T1">plug-in'</text:span>ов-фильтров. Ну разве не красота?!</text:p>
      <text:p text:style-name="P4">Пару слов о структуре, записываемой по нулевому указателю. Количество возможных решений намного больше одного (все зависит от вкусов программиста, но общий принцип таков):</text:p>
      <text:p text:style-name="P4"/>
      <text:p text:style-name="P2">struct leben</text:p>
      <text:p text:style-name="P2">{</text:p>
      <text:p text:style-name="P1"><text:span text:style-name="T5"><text:tab/>char<text:tab/>magic[]="NZM1";<text:tab/>// </text:span><text:span text:style-name="T4">магический "пирожок"</text:span></text:p>
      <text:p text:style-name="P1"><text:span text:style-name="T4"><text:tab/></text:span><text:span text:style-name="T5">int<text:tab/>syscall_id;<text:tab/><text:tab/>// </text:span><text:span text:style-name="T4">номер "системного вызова"</text:span></text:p>
      <text:p text:style-name="P1"><text:span text:style-name="T5"><text:tab/>void<text:tab/>*list;<text:tab/><text:tab/><text:tab/>// </text:span><text:span text:style-name="T4">указатель на список аргументов "сис. вызова"</text:span></text:p>
      <text:p text:style-name="P2">}</text:p>
      <text:p text:style-name="P6">Листинг<text:span text:style-name="T1"> </text:span><text:sequence text:ref-name="refЛистинг0" text:name="Листинг" text:formula="ooow:Листинг+1" style:num-format="1">1</text:sequence><text:span text:style-name="T1"> </text:span>"магическая" таблица, записываемая по нулевому адресу</text:p>
      <text:p text:style-name="P4"><text:span text:style-name="T1">magic – </text:span>хранит магическое слово, проверяемое обработчиком исключения, чтобы удостовериться, что это не случайная операция записи, а преднамеренный "системный вызов", номер которого хранится в <text:span text:style-name="T1">syscall_id</text:span>, впрочем, вместо номера можно использовать имена "системных вызовов" — это уже на усмотрение программиста. Аргументы передаются (и возвращаются) через указатель на область памяти (в данном случае <text:span text:style-name="T1">*list) </text:span>формат которой варьируется от одного "системного вызова" к друго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6-06T04:30:00</dc:date>
    <meta:editing-cycles>65</meta:editing-cycles>
    <meta:editing-duration>PT5H15M</meta:editing-duration>
    <meta:document-statistic meta:table-count="0" meta:image-count="0" meta:object-count="0" meta:page-count="3" meta:paragraph-count="30" meta:word-count="1267" meta:character-count="9444" meta:non-whitespace-character-count="8184"/>
    <meta:generator>LibreOffice/5.1.4.2$Windows_x86 LibreOffice_project/f99d75f39f1c57ebdd7ffc5f42867c12031db97a</meta:generator>
  </office:meta>
</office:document-meta>
</file>